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2" svg:font-family="Tahoma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ahoma" fo:font-size="12pt" fo:language="nb" fo:country="NO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Tahoma" fo:font-size="12pt" fo:language="nb" fo:country="NO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style:font-name="Tahoma" fo:font-size="12pt" fo:language="nb" fo:country="NO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Tahoma" fo:font-size="20pt" fo:language="nb" fo:country="NO" style:font-size-asian="20pt" style:font-size-complex="20pt"/>
    </style:style>
    <style:style style:name="P5" style:family="paragraph" style:parent-style-name="Standard">
      <style:paragraph-properties fo:line-height="150%"/>
      <style:text-properties style:font-name="Tahoma" fo:font-size="12pt" fo:language="nb" fo:country="NO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Tahoma" fo:font-size="12pt" fo:language="nb" fo:country="NO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verskrift</text:p>
      <text:p text:style-name="P2">Navn:</text:p>
      <text:p text:style-name="P3">Torstein S. Ølberg</text:p>
      <text:p text:style-name="P2">Dato:</text:p>
      <text:p text:style-name="P3"/>
      <text:p text:style-name="P2">Tegning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Hensikt:</text:span></text:p>
      <text:p text:style-name="P3"/>
      <text:p text:style-name="P2">Utstyr: </text:p>
      <text:p text:style-name="P3"/>
      <text:p text:style-name="P2">Hypotese: </text:p>
      <text:p text:style-name="P3"/>
      <text:p text:style-name="P2">Fremgangsmåte:</text:p>
      <text:p text:style-name="P3"/>
      <text:p text:style-name="P2">Resultat:</text:p>
      <text:p text:style-name="P3"/>
      <text:p text:style-name="P2">Konklusjon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Tahoma2" svg:font-family="Tahoma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nb" fo:country="NO" style:letter-kerning="true" style:font-name-asian="Lucida Sans Unicode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9T08:12:17.45</meta:creation-date>
    <dc:date>2013-01-17T16:12:08.96</dc:date>
    <meta:editing-duration>PT6M25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1" meta:word-count="13" meta:character-count="106"/>
  </office:meta>
</office:document-meta>
</file>